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34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style:style style:name="ce1" style:family="table-cell" style:parent-style-name="Excel_20_Built-in_20_Normal" style:data-style-name="N8001">
      <style:table-cell-properties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office:value-type="string">
            <text:p>Table 1: Demographic and Clinical Characteristic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-Pos</text:p>
          </table:table-cell>
          <table:table-cell office:value-type="string">
            <text:p>S-Fail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1=Population for Cox analysi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N</text:p>
          </table:table-cell>
          <table:table-cell office:value-type="string">
            <text:p>330,380 (100.0)</text:p>
          </table:table-cell>
          <table:table-cell office:value-type="string">
            <text:p>92,950 (100.0)</text:p>
          </table:table-cell>
          <table:table-cell office:value-type="string">
            <text:p>237,430 (100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E outcome for Cox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1</text:p>
          </table:table-cell>
          <table:table-cell office:value-type="string">
            <text:p>660 (0.2)</text:p>
          </table:table-cell>
          <table:table-cell office:value-type="string">
            <text:p>319 (0.3)</text:p>
          </table:table-cell>
          <table:table-cell office:value-type="string">
            <text:p>341 (0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E admission outcome for Cox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1</text:p>
          </table:table-cell>
          <table:table-cell office:value-type="string">
            <text:p>190 (0.1)</text:p>
          </table:table-cell>
          <table:table-cell office:value-type="string">
            <text:p>125 (0.1)</text:p>
          </table:table-cell>
          <table:table-cell office:value-type="string">
            <text:p>65 (0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E time from start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Median (IQR)</text:p>
          </table:table-cell>
          <table:table-cell office:value-type="string">
            <text:p>5.0 (2.0-8.0)</text:p>
          </table:table-cell>
          <table:table-cell office:value-type="string">
            <text:p>5.0 (3.0-8.0)</text:p>
          </table:table-cell>
          <table:table-cell office:value-type="string">
            <text:p>4.0 (2.0-8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ox follow-up time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Median (IQR)</text:p>
          </table:table-cell>
          <table:table-cell office:value-type="string">
            <text:p>29.0 (24.0-36.0)</text:p>
          </table:table-cell>
          <table:table-cell office:value-type="string">
            <text:p>39.0 (34.0-43.0)</text:p>
          </table:table-cell>
          <table:table-cell office:value-type="string">
            <text:p>26.0 (23.0-31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Epidemiological week of study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05Dec-11Dec</text:p>
          </table:table-cell>
          <table:table-cell office:value-type="string">
            <text:p>42,691 (12.9)</text:p>
          </table:table-cell>
          <table:table-cell office:value-type="string">
            <text:p>39,317 (42.3)</text:p>
          </table:table-cell>
          <table:table-cell office:value-type="string">
            <text:p>3,374 (1.4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12Dec-18Dec</text:p>
          </table:table-cell>
          <table:table-cell office:value-type="string">
            <text:p>63,870 (19.3)</text:p>
          </table:table-cell>
          <table:table-cell office:value-type="string">
            <text:p>30,881 (33.2)</text:p>
          </table:table-cell>
          <table:table-cell office:value-type="string">
            <text:p>32,989 (13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19Dec-25Dec</text:p>
          </table:table-cell>
          <table:table-cell office:value-type="string">
            <text:p>96,025 (29.1)</text:p>
          </table:table-cell>
          <table:table-cell office:value-type="string">
            <text:p>15,980 (17.2)</text:p>
          </table:table-cell>
          <table:table-cell office:value-type="string">
            <text:p>80,045 (33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26Dec-01Jan</text:p>
          </table:table-cell>
          <table:table-cell office:value-type="string">
            <text:p>127,794 (38.7)</text:p>
          </table:table-cell>
          <table:table-cell office:value-type="string">
            <text:p>6,772 (7.3)</text:p>
          </table:table-cell>
          <table:table-cell office:value-type="string">
            <text:p>121,022 (51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ale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F</text:p>
          </table:table-cell>
          <table:table-cell office:value-type="string">
            <text:p>170,098 (51.5)</text:p>
          </table:table-cell>
          <table:table-cell office:value-type="string">
            <text:p>47,799 (51.4)</text:p>
          </table:table-cell>
          <table:table-cell office:value-type="string">
            <text:p>122,299 (51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Age (years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Median (IQR)</text:p>
          </table:table-cell>
          <table:table-cell office:value-type="string">
            <text:p>34.0 (22.0-48.0)</text:p>
          </table:table-cell>
          <table:table-cell office:value-type="string">
            <text:p>32.0 (11.0-44.0)</text:p>
          </table:table-cell>
          <table:table-cell office:value-type="string">
            <text:p>35.0 (24.0-49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ix age group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0-39</text:p>
          </table:table-cell>
          <table:table-cell office:value-type="string">
            <text:p>199,764 (60.5)</text:p>
          </table:table-cell>
          <table:table-cell office:value-type="string">
            <text:p>60,497 (65.1)</text:p>
          </table:table-cell>
          <table:table-cell office:value-type="string">
            <text:p>139,267 (58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40-54</text:p>
          </table:table-cell>
          <table:table-cell office:value-type="string">
            <text:p>81,761 (24.7)</text:p>
          </table:table-cell>
          <table:table-cell office:value-type="string">
            <text:p>23,262 (25.0)</text:p>
          </table:table-cell>
          <table:table-cell office:value-type="string">
            <text:p>58,499 (24.6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55-64</text:p>
          </table:table-cell>
          <table:table-cell office:value-type="string">
            <text:p>31,750 (9.6)</text:p>
          </table:table-cell>
          <table:table-cell office:value-type="string">
            <text:p>6,730 (7.2)</text:p>
          </table:table-cell>
          <table:table-cell office:value-type="string">
            <text:p>25,020 (10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65-74</text:p>
          </table:table-cell>
          <table:table-cell office:value-type="string">
            <text:p>11,607 (3.5)</text:p>
          </table:table-cell>
          <table:table-cell office:value-type="string">
            <text:p>1,729 (1.9)</text:p>
          </table:table-cell>
          <table:table-cell office:value-type="string">
            <text:p>9,878 (4.2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75-84</text:p>
          </table:table-cell>
          <table:table-cell office:value-type="string">
            <text:p>4,453 (1.3)</text:p>
          </table:table-cell>
          <table:table-cell office:value-type="string">
            <text:p>580 (0.6)</text:p>
          </table:table-cell>
          <table:table-cell office:value-type="string">
            <text:p>3,873 (1.6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85+</text:p>
          </table:table-cell>
          <table:table-cell office:value-type="string">
            <text:p>1,045 (0.3)</text:p>
          </table:table-cell>
          <table:table-cell office:value-type="string">
            <text:p>152 (0.2)</text:p>
          </table:table-cell>
          <table:table-cell office:value-type="string">
            <text:p>893 (0.4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Vaccination statu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Unvax</text:p>
          </table:table-cell>
          <table:table-cell office:value-type="string">
            <text:p>80,499 (24.4)</text:p>
          </table:table-cell>
          <table:table-cell office:value-type="string">
            <text:p>40,007 (43.0)</text:p>
          </table:table-cell>
          <table:table-cell office:value-type="string">
            <text:p>40,492 (17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First dose</text:p>
          </table:table-cell>
          <table:table-cell office:value-type="string">
            <text:p>20,486 (6.2)</text:p>
          </table:table-cell>
          <table:table-cell office:value-type="string">
            <text:p>6,187 (6.7)</text:p>
          </table:table-cell>
          <table:table-cell office:value-type="string">
            <text:p>14,299 (6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econd dose</text:p>
          </table:table-cell>
          <table:table-cell office:value-type="string">
            <text:p>169,684 (51.4)</text:p>
          </table:table-cell>
          <table:table-cell office:value-type="string">
            <text:p>42,027 (45.2)</text:p>
          </table:table-cell>
          <table:table-cell office:value-type="string">
            <text:p>127,657 (53.8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Booster</text:p>
          </table:table-cell>
          <table:table-cell office:value-type="string">
            <text:p>59,711 (18.1)</text:p>
          </table:table-cell>
          <table:table-cell office:value-type="string">
            <text:p>4,729 (5.1)</text:p>
          </table:table-cell>
          <table:table-cell office:value-type="string">
            <text:p>54,982 (23.2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Ethnicity in 5 categorie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White</text:p>
          </table:table-cell>
          <table:table-cell office:value-type="string">
            <text:p>213,109 (64.5)</text:p>
          </table:table-cell>
          <table:table-cell office:value-type="string">
            <text:p>61,072 (65.7)</text:p>
          </table:table-cell>
          <table:table-cell office:value-type="string">
            <text:p>152,037 (64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outh Asian</text:p>
          </table:table-cell>
          <table:table-cell office:value-type="string">
            <text:p>16,112 (4.9)</text:p>
          </table:table-cell>
          <table:table-cell office:value-type="string">
            <text:p>3,916 (4.2)</text:p>
          </table:table-cell>
          <table:table-cell office:value-type="string">
            <text:p>12,196 (5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Black</text:p>
          </table:table-cell>
          <table:table-cell office:value-type="string">
            <text:p>7,025 (2.1)</text:p>
          </table:table-cell>
          <table:table-cell office:value-type="string">
            <text:p>1,149 (1.2)</text:p>
          </table:table-cell>
          <table:table-cell office:value-type="string">
            <text:p>5,876 (2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ixed</text:p>
          </table:table-cell>
          <table:table-cell office:value-type="string">
            <text:p>4,551 (1.4)</text:p>
          </table:table-cell>
          <table:table-cell office:value-type="string">
            <text:p>1,186 (1.3)</text:p>
          </table:table-cell>
          <table:table-cell office:value-type="string">
            <text:p>3,365 (1.4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Other</text:p>
          </table:table-cell>
          <table:table-cell office:value-type="string">
            <text:p>4,018 (1.2)</text:p>
          </table:table-cell>
          <table:table-cell office:value-type="string">
            <text:p>1,023 (1.1)</text:p>
          </table:table-cell>
          <table:table-cell office:value-type="string">
            <text:p>2,995 (1.3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issing</text:p>
          </table:table-cell>
          <table:table-cell office:value-type="string">
            <text:p>85,565 (25.9)</text:p>
          </table:table-cell>
          <table:table-cell office:value-type="string">
            <text:p>24,604 (26.5)</text:p>
          </table:table-cell>
          <table:table-cell office:value-type="string">
            <text:p>60,961 (25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Evidence of obesity (missing set to none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No record of obesity</text:p>
          </table:table-cell>
          <table:table-cell office:value-type="string">
            <text:p>273,603 (82.8)</text:p>
          </table:table-cell>
          <table:table-cell office:value-type="string">
            <text:p>79,587 (85.6)</text:p>
          </table:table-cell>
          <table:table-cell office:value-type="string">
            <text:p>194,016 (81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Obese I (30-34.9)</text:p>
          </table:table-cell>
          <table:table-cell office:value-type="string">
            <text:p>35,543 (10.8)</text:p>
          </table:table-cell>
          <table:table-cell office:value-type="string">
            <text:p>8,214 (8.8)</text:p>
          </table:table-cell>
          <table:table-cell office:value-type="string">
            <text:p>27,329 (11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Obese II (35-39.9)</text:p>
          </table:table-cell>
          <table:table-cell office:value-type="string">
            <text:p>14,201 (4.3)</text:p>
          </table:table-cell>
          <table:table-cell office:value-type="string">
            <text:p>3,409 (3.7)</text:p>
          </table:table-cell>
          <table:table-cell office:value-type="string">
            <text:p>10,792 (4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Obese III (40+)</text:p>
          </table:table-cell>
          <table:table-cell office:value-type="string">
            <text:p>7,033 (2.1)</text:p>
          </table:table-cell>
          <table:table-cell office:value-type="string">
            <text:p>1,740 (1.9)</text:p>
          </table:table-cell>
          <table:table-cell office:value-type="string">
            <text:p>5,293 (2.2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moking status (missing set to never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Never</text:p>
          </table:table-cell>
          <table:table-cell office:value-type="string">
            <text:p>206,862 (62.6)</text:p>
          </table:table-cell>
          <table:table-cell office:value-type="string">
            <text:p>63,098 (67.9)</text:p>
          </table:table-cell>
          <table:table-cell office:value-type="string">
            <text:p>143,764 (60.6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Former</text:p>
          </table:table-cell>
          <table:table-cell office:value-type="string">
            <text:p>83,960 (25.4)</text:p>
          </table:table-cell>
          <table:table-cell office:value-type="string">
            <text:p>20,144 (21.7)</text:p>
          </table:table-cell>
          <table:table-cell office:value-type="string">
            <text:p>63,816 (26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urrent</text:p>
          </table:table-cell>
          <table:table-cell office:value-type="string">
            <text:p>39,558 (12.0)</text:p>
          </table:table-cell>
          <table:table-cell office:value-type="string">
            <text:p>9,708 (10.4)</text:p>
          </table:table-cell>
          <table:table-cell office:value-type="string">
            <text:p>29,850 (12.6)</text:p>
          </table:table-cell>
          <table:table-cell table:style-name="ce1"/>
          <table:table-cell table:number-columns-repeated="1019"/>
        </table:table-row>
        <table:table-row table:style-name="ro2">
          <table:table-cell office:value-type="string">
            <text:p>Categorical number of comorbidite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2">
          <table:table-cell office:value-type="string">
            <text:p>No comorbidity</text:p>
          </table:table-cell>
          <table:table-cell office:value-type="string">
            <text:p>296,883 (89.9)</text:p>
          </table:table-cell>
          <table:table-cell office:value-type="string">
            <text:p>85,970 (92.5)</text:p>
          </table:table-cell>
          <table:table-cell office:value-type="string">
            <text:p>210,913 (88.8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1 comorbidity</text:p>
          </table:table-cell>
          <table:table-cell office:value-type="string">
            <text:p>26,517 (8.0)</text:p>
          </table:table-cell>
          <table:table-cell office:value-type="string">
            <text:p>5,718 (6.2)</text:p>
          </table:table-cell>
          <table:table-cell office:value-type="string">
            <text:p>20,799 (8.8)</text:p>
          </table:table-cell>
          <table:table-cell table:style-name="ce1"/>
          <table:table-cell table:number-columns-repeated="1019"/>
        </table:table-row>
        <table:table-row table:style-name="ro2">
          <table:table-cell office:value-type="string">
            <text:p>2+ comorbidities</text:p>
          </table:table-cell>
          <table:table-cell office:value-type="string">
            <text:p>6,980 (2.1)</text:p>
          </table:table-cell>
          <table:table-cell office:value-type="string">
            <text:p>1,262 (1.4)</text:p>
          </table:table-cell>
          <table:table-cell office:value-type="string">
            <text:p>5,718 (2.4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Index of Multiple Deprivation (IMD)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1 least deprived</text:p>
          </table:table-cell>
          <table:table-cell office:value-type="string">
            <text:p>67,072 (20.3)</text:p>
          </table:table-cell>
          <table:table-cell office:value-type="string">
            <text:p>19,304 (20.8)</text:p>
          </table:table-cell>
          <table:table-cell office:value-type="string">
            <text:p>47,768 (20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2</text:p>
          </table:table-cell>
          <table:table-cell office:value-type="string">
            <text:p>66,028 (20.0)</text:p>
          </table:table-cell>
          <table:table-cell office:value-type="string">
            <text:p>18,250 (19.6)</text:p>
          </table:table-cell>
          <table:table-cell office:value-type="string">
            <text:p>47,778 (20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3</text:p>
          </table:table-cell>
          <table:table-cell office:value-type="string">
            <text:p>64,845 (19.6)</text:p>
          </table:table-cell>
          <table:table-cell office:value-type="string">
            <text:p>17,619 (19.0)</text:p>
          </table:table-cell>
          <table:table-cell office:value-type="string">
            <text:p>47,226 (19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4</text:p>
          </table:table-cell>
          <table:table-cell office:value-type="string">
            <text:p>67,320 (20.4)</text:p>
          </table:table-cell>
          <table:table-cell office:value-type="string">
            <text:p>18,115 (19.5)</text:p>
          </table:table-cell>
          <table:table-cell office:value-type="string">
            <text:p>49,205 (20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5 most deprived</text:p>
          </table:table-cell>
          <table:table-cell office:value-type="string">
            <text:p>65,115 (19.7)</text:p>
          </table:table-cell>
          <table:table-cell office:value-type="string">
            <text:p>19,662 (21.2)</text:p>
          </table:table-cell>
          <table:table-cell office:value-type="string">
            <text:p>45,453 (19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ategorical household size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1-2</text:p>
          </table:table-cell>
          <table:table-cell office:value-type="string">
            <text:p>86,660 (26.2)</text:p>
          </table:table-cell>
          <table:table-cell office:value-type="string">
            <text:p>18,814 (20.2)</text:p>
          </table:table-cell>
          <table:table-cell office:value-type="string">
            <text:p>67,846 (28.6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3-5</text:p>
          </table:table-cell>
          <table:table-cell office:value-type="string">
            <text:p>169,309 (51.2)</text:p>
          </table:table-cell>
          <table:table-cell office:value-type="string">
            <text:p>53,271 (57.3)</text:p>
          </table:table-cell>
          <table:table-cell office:value-type="string">
            <text:p>116,038 (48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6-10</text:p>
          </table:table-cell>
          <table:table-cell office:value-type="string">
            <text:p>21,739 (6.6)</text:p>
          </table:table-cell>
          <table:table-cell office:value-type="string">
            <text:p>7,182 (7.7)</text:p>
          </table:table-cell>
          <table:table-cell office:value-type="string">
            <text:p>14,557 (6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11+</text:p>
          </table:table-cell>
          <table:table-cell office:value-type="string">
            <text:p>1,636 (0.5)</text:p>
          </table:table-cell>
          <table:table-cell office:value-type="string">
            <text:p>373 (0.4)</text:p>
          </table:table-cell>
          <table:table-cell office:value-type="string">
            <text:p>1,263 (0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issing</text:p>
          </table:table-cell>
          <table:table-cell office:value-type="string">
            <text:p>51,036 (15.4)</text:p>
          </table:table-cell>
          <table:table-cell office:value-type="string">
            <text:p>13,310 (14.3)</text:p>
          </table:table-cell>
          <table:table-cell office:value-type="string">
            <text:p>37,726 (15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Binary care home statu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Private home</text:p>
          </table:table-cell>
          <table:table-cell office:value-type="string">
            <text:p>330,180 (99.9)</text:p>
          </table:table-cell>
          <table:table-cell office:value-type="string">
            <text:p>92,914 (100.0)</text:p>
          </table:table-cell>
          <table:table-cell office:value-type="string">
            <text:p>237,266 (99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Care home</text:p>
          </table:table-cell>
          <table:table-cell office:value-type="string">
            <text:p>200 (0.1)</text:p>
          </table:table-cell>
          <table:table-cell office:value-type="string">
            <text:p>36 (0.0)</text:p>
          </table:table-cell>
          <table:table-cell office:value-type="string">
            <text:p>164 (0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NHS England region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East</text:p>
          </table:table-cell>
          <table:table-cell office:value-type="string">
            <text:p>73,990 (22.4)</text:p>
          </table:table-cell>
          <table:table-cell office:value-type="string">
            <text:p>22,131 (23.8)</text:p>
          </table:table-cell>
          <table:table-cell office:value-type="string">
            <text:p>51,859 (21.8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East Midlands</text:p>
          </table:table-cell>
          <table:table-cell office:value-type="string">
            <text:p>61,328 (18.6)</text:p>
          </table:table-cell>
          <table:table-cell office:value-type="string">
            <text:p>18,856 (20.3)</text:p>
          </table:table-cell>
          <table:table-cell office:value-type="string">
            <text:p>42,472 (17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London</text:p>
          </table:table-cell>
          <table:table-cell office:value-type="string">
            <text:p>23,374 (7.1)</text:p>
          </table:table-cell>
          <table:table-cell office:value-type="string">
            <text:p>3,288 (3.5)</text:p>
          </table:table-cell>
          <table:table-cell office:value-type="string">
            <text:p>20,086 (8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23,360 (7.1)</text:p>
          </table:table-cell>
          <table:table-cell office:value-type="string">
            <text:p>5,371 (5.8)</text:p>
          </table:table-cell>
          <table:table-cell office:value-type="string">
            <text:p>17,989 (7.6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North West</text:p>
          </table:table-cell>
          <table:table-cell office:value-type="string">
            <text:p>39,290 (11.9)</text:p>
          </table:table-cell>
          <table:table-cell office:value-type="string">
            <text:p>11,581 (12.5)</text:p>
          </table:table-cell>
          <table:table-cell office:value-type="string">
            <text:p>27,709 (11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18,062 (5.5)</text:p>
          </table:table-cell>
          <table:table-cell office:value-type="string">
            <text:p>4,545 (4.9)</text:p>
          </table:table-cell>
          <table:table-cell office:value-type="string">
            <text:p>13,517 (5.7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South West</text:p>
          </table:table-cell>
          <table:table-cell office:value-type="string">
            <text:p>17,568 (5.3)</text:p>
          </table:table-cell>
          <table:table-cell office:value-type="string">
            <text:p>6,053 (6.5)</text:p>
          </table:table-cell>
          <table:table-cell office:value-type="string">
            <text:p>11,515 (4.8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West Midlands</text:p>
          </table:table-cell>
          <table:table-cell office:value-type="string">
            <text:p>13,224 (4.0)</text:p>
          </table:table-cell>
          <table:table-cell office:value-type="string">
            <text:p>3,853 (4.1)</text:p>
          </table:table-cell>
          <table:table-cell office:value-type="string">
            <text:p>9,371 (3.9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Yorkshire and the Humber</text:p>
          </table:table-cell>
          <table:table-cell office:value-type="string">
            <text:p>60,034 (18.2)</text:p>
          </table:table-cell>
          <table:table-cell office:value-type="string">
            <text:p>17,243 (18.6)</text:p>
          </table:table-cell>
          <table:table-cell office:value-type="string">
            <text:p>42,791 (18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Rural Urban in five categories</text:p>
          </table:table-cell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office:value-type="string">
            <text:p>Urban major conurbation</text:p>
          </table:table-cell>
          <table:table-cell office:value-type="string">
            <text:p>76,189 (23.1)</text:p>
          </table:table-cell>
          <table:table-cell office:value-type="string">
            <text:p>16,792 (18.1)</text:p>
          </table:table-cell>
          <table:table-cell office:value-type="string">
            <text:p>59,397 (25.0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Urban minor conurbation</text:p>
          </table:table-cell>
          <table:table-cell office:value-type="string">
            <text:p>28,700 (8.7)</text:p>
          </table:table-cell>
          <table:table-cell office:value-type="string">
            <text:p>7,172 (7.7)</text:p>
          </table:table-cell>
          <table:table-cell office:value-type="string">
            <text:p>21,528 (9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Urban city and town</text:p>
          </table:table-cell>
          <table:table-cell office:value-type="string">
            <text:p>164,778 (49.9)</text:p>
          </table:table-cell>
          <table:table-cell office:value-type="string">
            <text:p>49,727 (53.5)</text:p>
          </table:table-cell>
          <table:table-cell office:value-type="string">
            <text:p>115,051 (48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Rural town and fringe</text:p>
          </table:table-cell>
          <table:table-cell office:value-type="string">
            <text:p>36,288 (11.0)</text:p>
          </table:table-cell>
          <table:table-cell office:value-type="string">
            <text:p>11,325 (12.2)</text:p>
          </table:table-cell>
          <table:table-cell office:value-type="string">
            <text:p>24,963 (10.5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Rural village and dispersed</text:p>
          </table:table-cell>
          <table:table-cell office:value-type="string">
            <text:p>21,599 (6.5)</text:p>
          </table:table-cell>
          <table:table-cell office:value-type="string">
            <text:p>7,105 (7.6)</text:p>
          </table:table-cell>
          <table:table-cell office:value-type="string">
            <text:p>14,494 (6.1)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>
            <text:p>Missing</text:p>
          </table:table-cell>
          <table:table-cell office:value-type="string">
            <text:p>2,826 (0.9)</text:p>
          </table:table-cell>
          <table:table-cell office:value-type="string">
            <text:p>829 (0.9)</text:p>
          </table:table-cell>
          <table:table-cell office:value-type="string">
            <text:p>1,997 (0.8)</text:p>
          </table:table-cell>
          <table:table-cell table:style-name="ce1"/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2/02/2022</text:date>, <text:time>19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2T19:43:05.74</dc:date>
    <meta:document-statistic meta:table-count="1" meta:cell-count="279" meta:object-count="0"/>
    <meta:generator>OpenOffice/4.1.10$Win32 OpenOffice.org_project/4110m2$Build-9807</meta:generator>
  </office:meta>
</office:document-meta>
</file>